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style="italic" fo:font-weight="bold" officeooo:rsid="0011d291" officeooo:paragraph-rsid="0011d291" style:font-size-asian="16pt" style:font-style-asian="italic" style:font-weight-asian="bold" style:font-size-complex="16pt" style:font-style-complex="italic" style:font-weight-complex="bold"/>
    </style:style>
    <style:style style:name="P2" style:family="paragraph" style:parent-style-name="Standard">
      <style:paragraph-properties fo:text-align="start" style:justify-single-word="false"/>
      <style:text-properties fo:font-size="12pt" fo:font-style="normal" fo:font-weight="normal" officeooo:rsid="0011d291" officeooo:paragraph-rsid="0011d291" style:font-size-asian="12pt" style:font-style-asian="normal" style:font-weight-asian="normal" style:font-size-complex="12pt" style:font-style-complex="normal" style:font-weight-complex="normal"/>
    </style:style>
    <style:style style:name="P3" style:family="paragraph" style:parent-style-name="Standard">
      <style:text-properties fo:font-size="12pt" fo:font-style="normal" fo:font-weight="normal" officeooo:rsid="00147445" officeooo:paragraph-rsid="00147445" style:font-size-asian="12pt" style:font-style-asian="normal" style:font-weight-asian="normal" style:font-size-complex="12pt" style:font-style-complex="normal" style:font-weight-complex="normal"/>
    </style:style>
    <style:style style:name="P4" style:family="paragraph" style:parent-style-name="Standard">
      <style:text-properties fo:font-size="12pt" fo:font-style="normal" fo:font-weight="normal" officeooo:rsid="0016d743" officeooo:paragraph-rsid="0016d743" style:font-size-asian="12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fo:font-size="12pt" fo:font-style="italic" fo:font-weight="bold" officeooo:rsid="0011d291" officeooo:paragraph-rsid="0011d291" style:font-size-asian="12pt" style:font-style-asian="italic" style:font-weight-asian="bold" style:font-size-complex="12pt" style:font-style-complex="italic" style:font-weight-complex="bold"/>
    </style:style>
    <style:style style:name="P6" style:family="paragraph" style:parent-style-name="Standard">
      <style:paragraph-properties fo:text-align="center" style:justify-single-word="false"/>
      <style:text-properties fo:font-style="italic" fo:font-weight="bold" officeooo:rsid="0011d291" officeooo:paragraph-rsid="0011d291" style:font-style-asian="italic" style:font-weight-asian="bold" style:font-style-complex="italic" style:font-weight-complex="bold"/>
    </style:style>
    <style:style style:name="P7" style:family="paragraph" style:parent-style-name="Standard">
      <style:text-properties fo:font-style="italic" fo:font-weight="bold" officeooo:rsid="0011d291" officeooo:paragraph-rsid="0011d291"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tyle="italic" fo:font-weight="bold" officeooo:rsid="0011d291" officeooo:paragraph-rsid="0011d291" style:font-style-asian="italic" style:font-weight-asian="bold" style:font-style-complex="italic" style:font-weight-complex="bold"/>
    </style:style>
    <style:style style:name="P9" style:family="paragraph" style:parent-style-name="Standard">
      <style:paragraph-properties fo:text-align="start" style:justify-single-word="false"/>
      <style:text-properties fo:font-style="normal" fo:font-weight="normal" officeooo:rsid="0011d291" officeooo:paragraph-rsid="0011d291" style:font-style-asian="normal" style:font-weight-asian="normal" style:font-style-complex="normal" style:font-weight-complex="normal"/>
    </style:style>
    <style:style style:name="P10" style:family="paragraph" style:parent-style-name="Standard">
      <style:text-properties fo:font-style="normal" fo:font-weight="normal" officeooo:rsid="0011d291" officeooo:paragraph-rsid="00147445" style:font-style-asian="normal" style:font-weight-asian="normal" style:font-style-complex="normal" style:font-weight-complex="normal"/>
    </style:style>
    <style:style style:name="P11" style:family="paragraph" style:parent-style-name="Standard">
      <style:text-properties fo:font-style="normal" fo:font-weight="normal" officeooo:rsid="00147445" officeooo:paragraph-rsid="00147445" style:font-style-asian="normal" style:font-weight-asian="normal" style:font-style-complex="normal" style:font-weight-complex="normal"/>
    </style:style>
    <style:style style:name="P12" style:family="paragraph" style:parent-style-name="Standard">
      <style:text-properties fo:font-style="normal" fo:font-weight="normal" officeooo:rsid="00147445" officeooo:paragraph-rsid="0019a0a2" style:font-style-asian="normal" style:font-weight-asian="normal" style:font-style-complex="normal" style:font-weight-complex="normal"/>
    </style:style>
    <style:style style:name="P13" style:family="paragraph" style:parent-style-name="Standard">
      <style:text-properties fo:font-style="normal" fo:font-weight="normal" officeooo:rsid="0016d743" officeooo:paragraph-rsid="0016d743" style:font-style-asian="normal" style:font-weight-asian="normal" style:font-style-complex="normal" style:font-weight-complex="normal"/>
    </style:style>
    <style:style style:name="P14" style:family="paragraph" style:parent-style-name="Standard">
      <style:text-properties fo:font-style="normal" fo:font-weight="normal" officeooo:rsid="001937c0" officeooo:paragraph-rsid="001937c0" style:font-style-asian="normal" style:font-weight-asian="normal" style:font-style-complex="normal" style:font-weight-complex="normal"/>
    </style:style>
    <style:style style:name="P15" style:family="paragraph" style:parent-style-name="Standard">
      <style:text-properties fo:font-style="normal" fo:font-weight="normal" officeooo:rsid="0019a0a2" officeooo:paragraph-rsid="0019a0a2" style:font-style-asian="normal" style:font-weight-asian="normal" style:font-style-complex="normal" style:font-weight-complex="normal"/>
    </style:style>
    <style:style style:name="P16" style:family="paragraph" style:parent-style-name="Standard">
      <style:text-properties fo:font-style="normal" fo:font-weight="normal" officeooo:rsid="0019d7f2" officeooo:paragraph-rsid="0019d7f2"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fo:font-size="20pt" fo:font-style="italic" fo:font-weight="bold" officeooo:rsid="00139511" officeooo:paragraph-rsid="00139511" style:font-size-asian="17.5pt" style:font-style-asian="italic" style:font-weight-asian="bold" style:font-size-complex="20pt" style:font-style-complex="italic" style:font-weight-complex="bold"/>
    </style:style>
    <style:style style:name="P18" style:family="paragraph" style:parent-style-name="Standard">
      <style:text-properties officeooo:paragraph-rsid="0019a0a2"/>
    </style:style>
    <style:style style:name="P19" style:family="paragraph" style:parent-style-name="Standard">
      <style:text-properties officeooo:paragraph-rsid="0016d743"/>
    </style:style>
    <style:style style:name="P20" style:family="paragraph" style:parent-style-name="Standard">
      <style:text-properties officeooo:paragraph-rsid="0019d7f2"/>
    </style:style>
    <style:style style:name="P21" style:family="paragraph" style:parent-style-name="Standard">
      <style:text-properties officeooo:rsid="0019a0a2" officeooo:paragraph-rsid="0019a0a2"/>
    </style:style>
    <style:style style:name="T1" style:family="text">
      <style:text-properties fo:font-size="16pt" fo:font-style="italic" fo:font-weight="bold" style:font-size-asian="16pt" style:font-style-asian="italic" style:font-weight-asian="bold" style:font-size-complex="16pt" style:font-style-complex="italic" style:font-weight-complex="bold"/>
    </style:style>
    <style:style style:name="T2" style:family="text">
      <style:text-properties fo:font-size="12pt" style:font-size-asian="12pt" style:font-size-complex="12pt"/>
    </style:style>
    <style:style style:name="T3" style:family="text">
      <style:text-properties fo:font-size="12pt" officeooo:rsid="0016d743" style:font-size-asian="12pt" style:font-size-complex="12pt"/>
    </style:style>
    <style:style style:name="T4" style:family="text">
      <style:text-properties fo:font-size="12pt" fo:font-style="normal" fo:font-weight="normal" officeooo:rsid="0016d743" style:font-size-asian="12pt" style:font-style-asian="normal" style:font-weight-asian="normal" style:font-size-complex="12pt" style:font-style-complex="normal" style:font-weight-complex="normal"/>
    </style:style>
    <style:style style:name="T5" style:family="text">
      <style:text-properties fo:font-size="12pt" fo:font-style="normal" fo:font-weight="normal" officeooo:rsid="0019a0a2" style:font-size-asian="12pt" style:font-style-asian="normal" style:font-weight-asian="normal" style:font-size-complex="12pt" style:font-style-complex="normal" style:font-weight-complex="normal"/>
    </style:style>
    <style:style style:name="T6" style:family="text">
      <style:text-properties officeooo:rsid="00147445"/>
    </style:style>
    <style:style style:name="T7" style:family="text">
      <style:text-properties officeooo:rsid="0016d743"/>
    </style:style>
    <style:style style:name="T8" style:family="text">
      <style:text-properties officeooo:rsid="00193021"/>
    </style:style>
    <style:style style:name="T9" style:family="text">
      <style:text-properties officeooo:rsid="001937c0"/>
    </style:style>
    <style:style style:name="T10" style:family="text">
      <style:text-properties officeooo:rsid="0019a0a2"/>
    </style:style>
    <style:style style:name="T11" style:family="text">
      <style:text-properties officeooo:rsid="0019d7f2"/>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96b5d" style:font-style-asian="normal" style:font-weight-asian="normal" style:font-style-complex="normal" style:font-weight-complex="normal"/>
    </style:style>
    <style:style style:name="T14" style:family="text">
      <style:text-properties fo:font-style="normal" fo:font-weight="normal" officeooo:rsid="0019d7f2" style:font-style-asian="normal" style:font-weight-asian="normal" style:font-style-complex="normal" style:font-weight-complex="normal"/>
    </style:style>
    <style:style style:name="T15" style:family="text">
      <style:text-properties fo:font-style="normal" fo:font-weight="normal" officeooo:rsid="00147445" style:font-style-asian="normal" style:font-weight-asian="normal" style:font-style-complex="normal" style:font-weight-complex="normal"/>
    </style:style>
    <style:style style:name="T16" style:family="text">
      <style:text-properties fo:language="uk" fo:country="UA"/>
    </style:style>
    <style:style style:name="T17" style:family="text">
      <style:text-properties officeooo:rsid="001b64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Збірник розповідей: “”</text:p>
      <text:p text:style-name="P1">План:</text:p>
      <text:p text:style-name="P7">1. Пролог</text:p>
      <text:p text:style-name="P10"><text:span text:style-name="T6">1. О</text:span>бривчасте звернення вченого з останнього розділа</text:p>
      <text:p text:style-name="P7">2. <text:span text:style-name="T2">Міщанин </text:span><text:span text:style-name="T3">(від 1 особи)</text:span></text:p>
      <text:p text:style-name="P3">1. <text:span text:style-name="T7">Поки г.г йде на роботу і думає чого ж йому так пашиво і куди катеться його життя він згадує все своє життя</text:span></text:p>
      <text:p text:style-name="P4">2. Коли він прийшов на робоче місце для нього все було як зазвичай</text:p>
      <text:p text:style-name="P4">3. До нього приходить людина яка потребувала грошей і він їй відмовляє в кредиті, бо вона бідна і не має змоги його віддати</text:p>
      <text:p text:style-name="P4">4. До нього приходить заможна людина він дає їй кредит</text:p>
      <text:p text:style-name="P19"><text:span text:style-name="T5">5</text:span><text:span text:style-name="T4">. З новин наступного дня виявляється, що з</text:span>аможна людина, якій г.г. видає кредит, виявляється корумпованою чиновницею, яка <text:span text:style-name="T7">за видані г.героєм гроші купує собі автомобіль та алкоголь і в нетверезому стані збиває </text:span><text:span text:style-name="T10">ту людину якій він не дав кредит. Вона повзла по дорозі із останніх сил щоб дістатись до пункту видачі їжі для бідних (така собі волонтерська підтримка), але її переїхала заможна людина.</text:span></text:p>
      <text:p text:style-name="P18"><text:span text:style-name="T4">5. </text:span><text:span text:style-name="T5">Йдучи </text:span><text:span text:style-name="T4">додому г.г. вирішує змінити звичний маршрут </text:span><text:span text:style-name="T5">щоб відволіктись від усіх цих думок</text:span><text:span text:style-name="T4"> і випадково заходить у бідний квартал де люди просто помирають з голоду і боряться за одяг, також г.г бачить там ту людину яка приходила до нього за кридитом, </text:span><text:span text:style-name="T5">її тіло просто лежить на землі, бо нікуго немає грошей навіть щоб її поховати</text:span>. Вона лежить на землі, вкрита <text:span text:style-name="T10">багюкою</text:span>, <text:span text:style-name="T7">а</text:span> <text:span text:style-name="T7">її ногу намагається гризти дуже кволий собака</text:span></text:p>
      <text:p text:style-name="P4"><text:span text:style-name="T10">7</text:span>. <text:span text:style-name="T10">Після цього г</text:span>.г. <text:span text:style-name="T10">розуміє що він дуже сильно впливав на долі людей і саме через нього ця жінка померла тому він</text:span> скидається з мосту.</text:p>
      <text:p text:style-name="P7">3. Правитель <text:span text:style-name="T7">(від 3 особи)</text:span></text:p>
      <text:p text:style-name="P11">1. <text:span text:style-name="T7">Г.г. народжується в сім’ї першого правителя</text:span></text:p>
      <text:p text:style-name="P13">2. Він виростає і йому змінюють прізвище ім’я та створюють нове життя щоб люди не знали що він син минулого правителя</text:p>
      <text:p text:style-name="P13">3. Його батько за допомогою знайомств та своєї влади, яку він ще не здав, підтасовує результати виборів і г.г. стає новим правителем</text:p>
      <text:p text:style-name="P13">4. Він намагається робити правильні речі та робити життя громадян останнього поселення краще</text:p>
      <text:p text:style-name="P13">5. На кінці сроку він починає боятись втратити владу тому він, як і його батько фальсифіукує результати виборів</text:p>
      <text:p text:style-name="P13">6. Після того як він усвідомив що владу він може втратити під виглядом реформ він починає красти з казни та робить усе щоб убезпечити себе на пристолі</text:p>
      <text:p text:style-name="P13">7. Срок управління поселенням знову спливає і він розуміє що народ не стане терпіти одну і ту саму людину на пристолі третій раз підряд тому він збирає армію аби знищити нове лігво мутантів яке з’явилось нещодавно за кілька кілометрів від поселення (по факту там нічого не було і він це сам собі придумав, але за рахунок того що навколо поселення все було всіяно мінами багато людей мали померти стовривши ілюзію боротьби) таким чинов вони увійдуть у воєнний стан і г.г залишиться на пристолі ще трохи</text:p>
      <text:p text:style-name="P13">8. Перед запуском воєнного стану і вивільнення свого війська за межі стін поселення г.героя убиває його охоронець, який дізнався про те що це обман, підслухавши як г.г. планував цю махінацію</text:p>
      <text:p text:style-name="P7">4. Шукач <text:span text:style-name="T7">(у вигляді щоденика)</text:span></text:p>
      <text:p text:style-name="P11"><text:span text:style-name="T7">0</text:span>. <text:span text:style-name="T7">По пустелі йде невідома особа, вірішує зупинитись в закунутому прихистку в якому знаходить </text:span><text:span text:style-name="T8">чийсь</text:span><text:span text:style-name="T7"> щоденик</text:span></text:p>
      <text:p text:style-name="P13">1. <text:span text:style-name="T11">Г.г. працював уже доволі довго, для цієї професії, тож його збирались відправити на пенсію, але перед цим йому дали завдання роздобути екземпляри астероїда для вивчення. Як зазвичай він завів новий щоденник, він завжди так робив коли починалась нова експедеція. Він не був надто освідченим і ніколи не читав знайдені у подорожі книги, тому і не набирав </text:span><text:soft-page-break/><text:span text:style-name="T11">нових знань, проте він все одно писав ті щоденники для власного спокою. Хоч він ніколи не вивчав знайдену в експедиції літературу, та в цей раз він вирішив спробувати читати книги які він знайде, бо він все одно на останньому завданні і час його вже не підганяє.</text:span></text:p>
      <text:p text:style-name="P16">2. (Зустріч із товаришами на початку шляху. Вони повертались він виходив)</text:p>
      <text:p text:style-name="P16">3. (<text:span text:style-name="T17">Початок шторму та спорядження тимчасового укриття</text:span>)</text:p>
      <text:p text:style-name="P16">4. (<text:span text:style-name="T17">Довгий шлях на якому нічого не відбувається тому г.г. вирішує, що якщо за тиждень він нічого не знайде, то він піде назад, бо цю місію давали усім у кого закінчувався строк служби і на її виконання мало хто сподівався, бо шлях всі вважали дуже важким</text:span>)</text:p>
      <text:p text:style-name="P20"><text:span text:style-name="T14">5. Г.г. знаходить бібліотеку, яку ще жоден з шукачів не помічав на карті і вирішує зайти туди пошукати якусь інформацію, там він натрапляє на журнал з найближчою до сьогодні датою і вирішує прочитати його. З нього </text:span><text:span text:style-name="T13">виявляється що все це сталося не тільки через астероїд, він був лише загострюючим чиником </text:span><text:span text:style-name="T14">і прискорив те що і так сталося б</text:span><text:span text:style-name="T13">, все це сталось зі світом тому що люди вбивали планету. </text:span><text:span text:style-name="T14">Ця інформація здалася йому неправдоподібною, але багато літератури звідти </text:span><text:span text:style-name="T16">опосередковано </text:span><text:span text:style-name="T14">підтверджувала це.</text:span></text:p>
      <text:p text:style-name="P16">6. <text:span text:style-name="T17">Знаходження метеориту та забирання його екземпляра, на диво якось все просто та спокійно</text:span></text:p>
      <text:p text:style-name="P16">7. Напад мутанта. Г.г. бвив його, але отримав досить серйозне поранення</text:p>
      <text:p text:style-name="P16">8. <text:span text:style-name="T17">Записи обриваються</text:span> <text:s text:c="41"/></text:p>
      <text:p text:style-name="P7">5. В’язень <text:span text:style-name="T7">(від 3 особи)</text:span></text:p>
      <text:p text:style-name="P11">1. <text:span text:style-name="T9">Г.г. сидить у камері заміської в’язниці (за захисним бар’єром)</text:span></text:p>
      <text:p text:style-name="P14">2. Їжа нещодавно закінчилась, але тіло мертвого товариша лежить дуже близько до його камери, тож г.г. приймає рішення їсти його. Поки він намагався відкусити шмат м’яса від не живого тіла він згадав як він сюди потрапив (його ув’язнили за порушення нац. безпеки), будування стіни, яка мала їх врятувати та те як він потоваришував з тією людиною, яку він зараз їв.</text:p>
      <text:p text:style-name="P14">3. Після того як г.г. вже з’їв руку товариша він намагається підточити одну з кісток так аби відчинити двері камери</text:p>
      <text:p text:style-name="P14">4. Після того як г.г. виліз таки з камери він чує, що дивні звуки які постійно зводили його з розуму почали наближатись і він сховався в одній із відкритих камер</text:p>
      <text:p text:style-name="P14">5. Ззарогу вийшов мутований наглядач, він намагався знайти щось живе та їстівне за запахом, в цей момент г.г. це зрозумів, тому він намагався триматись максимально близко трупа який там лежав вже деякий час</text:p>
      <text:p text:style-name="P14">6. Мутант пройшов у іншу залу, а г.г. чкурнув до виходу, йому залишалось лише сподіватись, що він зможе вийти</text:p>
      <text:p text:style-name="P14">7. Дійшовши до вихлду він помітив мотузку перекинуту через стіну, але вона була трохи вище ніж г.г. міг дістати. Він намагався щось придумати аби видертись по стіні, але саме в цей момент ззаду почувся гуркіт який спричинив мутант</text:p>
      <text:p text:style-name="P14">8. Мутант побігна г.г. спрямувавши все своє тіло до ніг г.г. через викид адреналіну г.г. швидко зорієнтувався і стрибнув відштовхнувшись від мутанта ногами, після чого йому довелося ще зробити один потужний поштовх від стуни і тоді він ухопився за мотузку руками</text:p>
      <text:p text:style-name="P14">9. Він видерався наверх з останніх сил тож коли він опинився на верху стіни він просто ліг на її верхню грань уважно роздивляєчись сонце та небо яке він не бачив вже приблизно рік</text:p>
      <text:p text:style-name="P8">6. Вчений <text:span text:style-name="T7">(послання на камеру)</text:span></text:p>
      <text:p text:style-name="P12">1. <text:span text:style-name="T10">Г.г.</text:span> <text:span text:style-name="T10">прикидається від кріо-сну</text:span> в <text:span text:style-name="T10">темній кімнаті, вона вже засипана піском, проте через те що вона колись була маленькою підвальною кімнаткою і опинилась під землею мутанти до неї не дістались</text:span>.</text:p>
      <text:p text:style-name="P15">2. Г.г. вилазить на поверхню і бачить що все навколо зруйновано. Світ поглинули мутанти і все знищено. Тому він вирішує що він має відправити повідомлення в минуле аби виправити це.</text:p>
      <text:p text:style-name="P15">3. Після кількох днів спроб це зробити приходить усвідомлення, що він немає достатньо інформаціїї про це світ щоб описати все в повному обсязі, до того ж йому не вистачає кількох <text:soft-page-break/>запчастин для механізму що зможе відправити послання в минуле і він вирішує відправитись на пошуки людей</text:p>
      <text:p text:style-name="P15">4. Ідучи випаленими пистками, які раніше називались містами г.г. помічає якусь споруду схожу на мур. Збираючись на неї він побачив що на вершині цієї стіни лежить мотузка. Довго не думаючи г.г. спускається вниз аби дослідити це місце, проте внизу він побув не довго і на нього напали мутунти. г.герою довелось швидко повертатись за стіну, але мотузку він залишив спущеною під неї, таким чином він зробив висновок що мутанти не є надто розумними аби здертися по стіні за допомого мотузки</text:p>
      <text:p text:style-name="P15">5. Згодом г.г. таки добирається до поселення людей, засікши на приладі велике скупчення тіл які виділяються тепло він припусти в що це було місто, і так воно і виявилось</text:p>
      <text:p text:style-name="P15">6. У місті г.г. зустрів звичайного працівника банку...</text:p>
      <text:p text:style-name="P15">7. Потім задля того щоб роздобути більше інформації про цей світ він влаштувався на найприближенішу, проте й нанепостійнішу позицію в місті, він став одним з охоронців правителя. Правитель в цей час якраз був дуже дивний він постійно говорив із собою тому г.г. без особливих труднощів здобув досить багато інформації про устрій цієї держави та й усього світу.</text:p>
      <text:p text:style-name="P15">8. Після того як правителя застрелили почались революції, нові вибори тощо. І як раз під цей шумок г.г. влаштувався шукачем аби знайти потрібні компоненти для відправлення послання в минуле. Під час цієї роботи, на першому своєму виході, він знайшов якийсь записник з початку там все було написано дуже не грамотно, а під кінець все ставало все краще і краще єдине, що текст просто обривається на певному моменті, а продоження немає.</text:p>
      <text:p text:style-name="P21"><text:span text:style-name="T12">9. Г.г</text:span><text:span text:style-name="T15"> знаходить </text:span><text:span text:style-name="T12">всі потрібні компоненти і знову прямує на свою базу з якої і почалось його нове життя у цьому світі, там він записує</text:span><text:span text:style-name="T15"> </text:span><text:span text:style-name="T12">послання людям минулого та</text:span><text:span text:style-name="T15"> відправляє повідомлення на свій власний адрес електронної пошти в минулому </text:span><text:span text:style-name="T12">сподіваючись що його хоч хтось прочитає</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3T22:30:10.455469976</meta:creation-date>
    <dc:date>2023-04-30T22:40:15.754755509</dc:date>
    <meta:editing-duration>PT9H20M9S</meta:editing-duration>
    <meta:editing-cycles>13</meta:editing-cycles>
    <meta:generator>LibreOffice/7.5.2.2$Linux_X86_64 LibreOffice_project/50$Build-2</meta:generator>
    <meta:document-statistic meta:table-count="0" meta:image-count="0" meta:object-count="0" meta:page-count="3" meta:paragraph-count="51" meta:word-count="1457" meta:character-count="8812" meta:non-whitespace-character-count="7364"/>
  </office:meta>
</office:document-meta>
</file>